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mass</text:p>
          </table:table-cell>
          <table:table-cell office:value-type="string" table:style-name="ce1">
            <text:p>cos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tor diameter</text:p>
          </table:table-cell>
          <table:table-cell office:value-type="float" office:value="117.5" table:style-name="ce1">
            <text:p>117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tor radius</text:p>
          </table:table-cell>
          <table:table-cell office:value-type="float" office:value="58.75" table:formula="of:=[.B3]/2" table:style-name="ce1">
            <text:p>58.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w-speed shaft torque [kNm]</text:p>
          </table:table-cell>
          <table:table-cell office:value-type="float" office:value="2770" table:formula="of:=2.77*10^3" table:style-name="ce1">
            <text:p>27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chine rating [kW]</text:p>
          </table:table-cell>
          <table:table-cell office:value-type="float" office:value="3500" table:formula="of:=3.5*1000" table:style-name="ce1">
            <text:p>35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ade mass</text:p>
          </table:table-cell>
          <table:table-cell table:style-name="ce1"/>
          <table:table-cell office:value-type="float" office:value="14791.751579626432" table:formula="of:=0.4948*[.B4]^2.53" table:style-name="ce1">
            <text:p>14791.751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ub mass</text:p>
          </table:table-cell>
          <table:table-cell table:style-name="ce1"/>
          <table:table-cell office:value-type="float" office:value="19791.631006963617" table:formula="of:=0.954*[.C7]+5680.3" table:style-name="ce1">
            <text:p>19791.63101</text:p>
          </table:table-cell>
          <table:table-cell office:value-type="float" office:value="84114.431779595368" table:formula="of:=[.C8]*4.25" table:style-name="ce1">
            <text:p>84114.43178</text:p>
          </table:table-cell>
          <table:table-cell table:style-name="ce1"/>
          <table:table-cell office:value-type="float" office:value="27682.786495648485" table:formula="of:=SUM([.C8:.C10])" table:style-name="ce1">
            <text:p>27682.7865</text:p>
          </table:table-cell>
          <table:table-cell office:value-type="string" table:style-name="ce1">
            <text:p>HUB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tal pitch bearing</text:p>
          </table:table-cell>
          <table:table-cell table:style-name="ce1"/>
          <table:table-cell office:value-type="float" office:value="6237.9054886848699" table:formula="of:=0.1295*3*[.C7]+491.31" table:style-name="ce1">
            <text:p>6237.905489</text:p>
          </table:table-cell>
          <table:table-cell office:value-type="float" office:value="8838.9384889735084" table:formula="of:=([.C9]*1.328)+555" table:style-name="ce1">
            <text:p>8838.938489</text:p>
          </table:table-cell>
          <table:table-cell table:style-name="ce1"/>
          <table:table-cell office:value-type="float" office:value="98298.357192248004" table:formula="of:=SUM([.C11:.C19])" table:style-name="ce1">
            <text:p>98298.35719</text:p>
          </table:table-cell>
          <table:table-cell office:value-type="string" table:style-name="ce1">
            <text:p>NACEL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se cone</text:p>
          </table:table-cell>
          <table:table-cell table:style-name="ce1"/>
          <table:table-cell office:value-type="float" office:value="1653.25" table:formula="of:=18.5*[.B3]-520.5" table:style-name="ce1">
            <text:p>1653.25</text:p>
          </table:table-cell>
          <table:table-cell office:value-type="float" office:value="9208.6025000000009" table:formula="of:=[.C10]*5.57" table:style-name="ce1">
            <text:p>9208.60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ow-speed shaft</text:p>
          </table:table-cell>
          <table:table-cell table:style-name="ce1"/>
          <table:table-cell office:value-type="float" office:value="13506.962780912008" table:formula="of:=0.0142*[.B3]^2.888" table:style-name="ce1">
            <text:p>13506.96278</text:p>
          </table:table-cell>
          <table:table-cell office:value-type="float" office:value="9466.7153972950946" table:formula="of:=0.01*[.B3]^2.887" table:style-name="ce1">
            <text:p>9466.7153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n bearings</text:p>
          </table:table-cell>
          <table:table-cell table:style-name="ce1"/>
          <table:table-cell office:value-type="float" office:value="2111.6088446433751" table:formula="of:=([.B3]*8/600-0.033)*0.0092*[.B3]^2.5" table:style-name="ce1">
            <text:p>2111.608845</text:p>
          </table:table-cell>
          <table:table-cell office:value-type="float" office:value="74328.631331446813" table:formula="of:=2*[.C12]*17.6" table:style-name="ce1">
            <text:p>74328.631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arbox</text:p>
          </table:table-cell>
          <table:table-cell table:style-name="ce1"/>
          <table:table-cell office:value-type="float" office:value="29089.303903097833" table:formula="of:=70.94*[.B5]^0.759" table:style-name="ce1">
            <text:p>29089.3039</text:p>
          </table:table-cell>
          <table:table-cell office:value-type="float" office:value="439245.06385107368" table:formula="of:=16.45*[.B6]^1.249" table:style-name="ce1">
            <text:p>439245.063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rake/coupling</text:p>
          </table:table-cell>
          <table:table-cell table:style-name="ce1"/>
          <table:table-cell office:value-type="float" office:value="696.27859000000012" table:formula="of:=[.D14]/10" table:style-name="ce1">
            <text:p>696.27859</text:p>
          </table:table-cell>
          <table:table-cell office:value-type="float" office:value="6962.7859000000008" table:formula="of:=1.9894*[.B6]-0.1141" table:style-name="ce1">
            <text:p>6962.785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nerator</text:p>
          </table:table-cell>
          <table:table-cell table:style-name="ce1"/>
          <table:table-cell office:value-type="float" office:value="12011.527445901211" table:formula="of:=6.47*[.B6]^0.9223" table:style-name="ce1">
            <text:p>12011.52745</text:p>
          </table:table-cell>
          <table:table-cell office:value-type="float" office:value="227500" table:formula="of:=[.B6]*65" table:style-name="ce1">
            <text:p>227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aw system<text:s/></text:p>
          </table:table-cell>
          <table:table-cell table:style-name="ce1"/>
          <table:table-cell office:value-type="float" office:value="10434.412031368724" table:formula="of:=1.6*(0.0009*[.B3]^3.314)" table:style-name="ce1">
            <text:p>10434.41203</text:p>
          </table:table-cell>
          <table:table-cell office:value-type="float" office:value="92644.988233280441" table:formula="of:=2*(0.0339*[.B3]^2.964)" table:style-name="ce1">
            <text:p>92644.988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inframe</text:p>
          </table:table-cell>
          <table:table-cell table:style-name="ce1"/>
          <table:table-cell office:value-type="float" office:value="25745.343596324852" table:formula="of:=2.333*[.B3]^1.953" table:style-name="ce1">
            <text:p>25745.3436</text:p>
          </table:table-cell>
          <table:table-cell office:value-type="float" office:value="104713.91572461488" table:formula="of:=9.489*[.B3]^1.953" table:style-name="ce1">
            <text:p>104713.9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ydraulic, cooling systems</text:p>
          </table:table-cell>
          <table:table-cell table:style-name="ce1"/>
          <table:table-cell office:value-type="float" office:value="280" table:formula="of:=0.08*[.B6]" table:style-name="ce1">
            <text:p>280</text:p>
          </table:table-cell>
          <table:table-cell office:value-type="float" office:value="42000" table:formula="of:=[.B6]*12" table:style-name="ce1">
            <text:p>42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celle cover</text:p>
          </table:table-cell>
          <table:table-cell table:style-name="ce1"/>
          <table:table-cell office:value-type="float" office:value="4422.92" table:formula="of:=[.D19]/10" table:style-name="ce1">
            <text:p>4422.92</text:p>
          </table:table-cell>
          <table:table-cell office:value-type="float" office:value="44229.2" table:formula="of:=11.537*[.B6]+3849.7" table:style-name="ce1">
            <text:p>44229.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25981.1436878965" table:formula="of:=SUM([.C8:.C19])" table:style-name="ce1">
            <text:p>125981.1437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125.98114368789651" table:formula="of:=[.C20]/1000" table:style-name="ce1">
            <text:p>125.9811437</text:p>
          </table:table-cell>
          <table:table-cell office:value-type="float" office:value="1143253.2732062798" table:formula="of:=SUM([.D8:.D19])" table:style-name="ce1">
            <text:p>1143253.27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<text:a xlink:href="https://www.nrel.gov/docs/fy07osti/40566.pdf">Wind Turbine Design Cost and Scaling Model</text:a>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akub Kuleta</meta:initial-creator>
    <dc:creator>Jakub Kuleta</dc:creator>
    <meta:creation-date>2025-03-21T10:07:18Z</meta:creation-date>
    <dc:date>2025-04-24T11:37:56Z</dc:date>
  </office:meta>
</office:document-meta>
</file>